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10000029C7D790FB2.jpg"/>
  <manifest:file-entry manifest:media-type="image/png" manifest:full-path="Pictures/100000000000047C0000032DCA809A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04cm" svg:height="15.67cm" svg:x="-3.717cm" svg:y="2.647cm">
          <draw:image xlink:href="Pictures/10000000000003810000029C7D790FB2.jpg" xlink:type="simple" xlink:show="embed" xlink:actuate="onLoad">
            <text:p/>
          </draw:image>
        </draw:frame>
        <draw:frame draw:style-name="gr1" draw:text-style-name="P1" draw:layer="layout" svg:width="16.03cm" svg:height="11.365cm" draw:transform="rotate (1.5707963267946) translate (15.755cm 19.61cm)">
          <draw:image xlink:href="Pictures/100000000000047C0000032DCA809A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Ernesto Migliore</meta:initial-creator>
    <meta:creation-date>2008-02-29T16:43:21</meta:creation-date>
    <dc:creator>Ernesto Migliore</dc:creator>
    <dc:date>2008-03-19T08:50:50</dc:date>
    <dc:language>en-US</dc:language>
    <meta:editing-cycles>3</meta:editing-cycles>
    <meta:editing-duration>PT1H54M48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